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 style:master-page-name="">
      <style:table-properties style:width="17cm" style:page-number="auto" fo:break-before="auto" fo:break-after="auto" table:align="left" fo:keep-with-next="auto"/>
    </style:style>
    <style:style style:name="Tableau1.A" style:family="table-column">
      <style:table-column-properties style:column-width="3.346cm"/>
    </style:style>
    <style:style style:name="Tableau1.B" style:family="table-column">
      <style:table-column-properties style:column-width="3.639cm"/>
    </style:style>
    <style:style style:name="Tableau1.C" style:family="table-column">
      <style:table-column-properties style:column-width="10.015cm"/>
    </style:style>
    <style:style style:name="Tableau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leau2" style:family="table" style:master-page-name="">
      <style:table-properties style:width="17cm" style:page-number="auto" fo:break-before="auto" fo:break-after="auto" table:align="left" fo:keep-with-next="auto"/>
    </style:style>
    <style:style style:name="Tableau2.A" style:family="table-column">
      <style:table-column-properties style:column-width="3.117cm"/>
    </style:style>
    <style:style style:name="Tableau2.B" style:family="table-column">
      <style:table-column-properties style:column-width="2.709cm"/>
    </style:style>
    <style:style style:name="Tableau2.C" style:family="table-column">
      <style:table-column-properties style:column-width="11.174cm"/>
    </style:style>
    <style:style style:name="Tableau2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f1f1f" loext:opacity="100%" style:font-name="Google Sans Tex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9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0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" style:family="paragraph" style:parent-style-name="Heading_20_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15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6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7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8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9" style:family="paragraph" style:parent-style-name="Heading_20_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/>
    </style:style>
    <style:style style:name="P20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T1" style:family="text">
      <style:text-properties fo:font-weight="bold" loext:padding="0cm" loext:border="none"/>
    </style:style>
    <style:style style:name="T2" style:family="text">
      <style:text-properties fo:color="#1f1f1f" loext:opacity="100%" style:font-name="Google Sans Text" loext:padding="0cm" loext:border="none"/>
    </style:style>
    <style:style style:name="T3" style:family="text">
      <style:text-properties fo:color="#1f1f1f" loext:opacity="100%" style:font-name="Google Sans Text" fo:font-weight="bold" loext:padding="0cm" loext:border="none"/>
    </style:style>
    <style:style style:name="T4" style:family="text">
      <style:text-properties fo:color="#444746" loext:opacity="100%" style:font-name="Google Sans Text" loext:padding="0cm" loext:border="none"/>
    </style:style>
    <style:style style:name="T5" style:family="text">
      <style:text-properties fo:font-weight="bold"/>
    </style:style>
    <style:style style:name="T6" style:family="text">
      <style:text-properties fo:color="#1f1f1f" loext:opacity="100%" style:font-name="Google Sans Text"/>
    </style:style>
    <style:style style:name="T7" style:family="text">
      <style:text-properties fo:color="#444746" loext:opacity="100%" style:font-name="Google Sans Text" fo:font-weight="bold" loext:padding="0cm" loext:border="none"/>
    </style:style>
    <style:style style:name="T8" style:family="text">
      <style:text-properties fo:color="#1f1f1f" loext:opacity="100%" style:font-name="Google Sans"/>
    </style:style>
    <style:style style:name="T9" style:family="text">
      <style:text-properties style:font-name="Google Sans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'est une excellente question, car pour rendre votre jeu Sutom multi-joueurs et persistant, vous devez passer de la simple logique côté serveur à une architecture qui inclut la gestion des utilisateurs et le stockage des données.</text:p>
      <text:section text:style-name="Sect1" text:name="model-response-message-contentr_06f2894ef1fa0510">
        <text:p text:style-name="P2">Pour identifier 3 utilisateurs ou plus et conserver leurs scores quotidiens, l'approche la plus robuste et la plus standard est de mettre en place une <text:span text:style-name="T1">base de données</text:span> sur votre serveur Node.js.</text:p>
        <text:p text:style-name="P1">Voici comment structurer cette solution en trois étapes clés :</text:p>
        <text:h text:style-name="P3" text:outline-level="2">1. 🔑 Identification et Authentification de l'Utilisateur (Frontend + Backend)</text:h>
        <text:p text:style-name="P1">Puisque vous avez besoin de conserver des scores individuels, vous devez identifier l'utilisateur de manière unique.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header-rows>
            <table:table-row>
              <table:table-cell table:style-name="Tableau1.A1" office:value-type="string">
                <text:p text:style-name="P4"><text:span text:style-name="Strong_20_Emphasis"><text:span text:style-name="T2">Composant</text:span></text:span></text:p>
              </table:table-cell>
              <table:table-cell table:style-name="Tableau1.A1" office:value-type="string">
                <text:p text:style-name="P4"><text:span text:style-name="Strong_20_Emphasis"><text:span text:style-name="T2">Rôle</text:span></text:span></text:p>
              </table:table-cell>
              <table:table-cell table:style-name="Tableau1.A1" office:value-type="string">
                <text:p text:style-name="P4"><text:span text:style-name="Strong_20_Emphasis"><text:span text:style-name="T2">Détails d'Implémentation</text:span></text:span></text:p>
              </table:table-cell>
            </table:table-row>
          </table:table-header-rows>
          <table:table-row>
            <table:table-cell table:style-name="Tableau1.A1" office:value-type="string">
              <text:p text:style-name="P4"><text:span text:style-name="T3">Frontend</text:span><text:span text:style-name="T2"> (</text:span><text:span text:style-name="Source_20_Text"><text:span text:style-name="T4">index.html</text:span></text:span><text:span text:style-name="T2">/</text:span><text:span text:style-name="Source_20_Text"><text:span text:style-name="T4">script.js</text:span></text:span><text:span text:style-name="T2">)</text:span></text:p>
            </table:table-cell>
            <table:table-cell table:style-name="Tableau1.A1" office:value-type="string">
              <text:p text:style-name="P5">Collecte les informations utilisateur.</text:p>
            </table:table-cell>
            <table:table-cell table:style-name="Tableau1.A1" office:value-type="string">
              <text:p text:style-name="P5">Ajouter un formulaire simple pour la connexion/inscription (Login/Register) demandant un <text:span text:style-name="T5">Nom d'utilisateur</text:span> ou un <text:span text:style-name="T5">Pseudo</text:span>.</text:p>
            </table:table-cell>
          </table:table-row>
          <table:table-row>
            <table:table-cell table:style-name="Tableau1.A1" office:value-type="string">
              <text:p text:style-name="P4"><text:span text:style-name="T3">Backend</text:span><text:span text:style-name="T2"> (</text:span><text:span text:style-name="Source_20_Text"><text:span text:style-name="T4">server.js</text:span></text:span><text:span text:style-name="T2">)</text:span></text:p>
            </table:table-cell>
            <table:table-cell table:style-name="Tableau1.A1" office:value-type="string">
              <text:p text:style-name="P5">Gestion des comptes et des sessions.</text:p>
            </table:table-cell>
            <table:table-cell table:style-name="Tableau1.A1" office:value-type="string">
              <text:p text:style-name="P6"><text:span text:style-name="T3">Nouvelle route :</text:span><text:span text:style-name="T6"> </text:span><text:span text:style-name="Source_20_Text"><text:span text:style-name="T4">/api/login</text:span></text:span><text:span text:style-name="T6"> ou </text:span><text:span text:style-name="Source_20_Text"><text:span text:style-name="T4">/api/register</text:span></text:span><text:span text:style-name="T6">. </text:span></text:p>
              <text:p text:style-name="P7">Le serveur vérifie si le pseudo existe et crée une <text:span text:style-name="T1">Session</text:span> ou un <text:span text:style-name="T1">Token JWT</text:span> (recommandé) qu'il renvoie au navigateur.</text:p>
            </table:table-cell>
          </table:table-row>
          <table:table-row>
            <table:table-cell table:style-name="Tableau1.A1" office:value-type="string">
              <text:p text:style-name="P8">Stockage Client</text:p>
            </table:table-cell>
            <table:table-cell table:style-name="Tableau1.A1" office:value-type="string">
              <text:p text:style-name="P5">Persistance de l'identité.</text:p>
            </table:table-cell>
            <table:table-cell table:style-name="Tableau1.A1" office:value-type="string">
              <text:p text:style-name="P5">Le navigateur stocke le Token JWT dans le <text:span text:style-name="T5">Local Storage</text:span>. Toutes les requêtes futures (comme soumettre un mot) incluront ce token pour identifier l'utilisateur.</text:p>
            </table:table-cell>
          </table:table-row>
        </table:table>
        <text:h text:style-name="P3" text:outline-level="2">2. 💾 Stockage des Données (Base de Données)</text:h>
        <text:p text:style-name="P1">Le système de fichiers local n'est pas fiable pour les scores sur un serveur hébergé comme Render. Vous avez besoin d'une base de données.</text:p>
        <text:h text:style-name="P9" text:outline-level="3">A. Choix de la Base de Données</text:h>
        <text:p text:style-name="P10">Pour un projet Node.js simple déployé sur Render, les bases de données gratuites ou à faible coût sont idéales :</text:p>
        <text:list text:style-name="L1">
          <text:list-item>
            <text:p text:style-name="P11"><text:span text:style-name="T1">SQLite</text:span> : Facile, sans serveur séparé, mais moins adapté aux déploiements qui nécessitent une persistance absolue (Render a des limitations sur les disques persistants sur le plan gratuit).</text:p>
          </text:list-item>
          <text:list-item>
            <text:p text:style-name="P11"><text:span text:style-name="T1">PostgreSQL ou MongoDB</text:span> : Plus robustes. Render propose des services de bases de données gérées.</text:p>
          </text:list-item>
        </text:list>
        <text:h text:style-name="P9" text:outline-level="3">B. Structure de la Base de Données (Exemple PostgreSQL/MongoDB)</text:h>
        <text:p text:style-name="P1">Vous aurez besoin d'au moins deux tables (ou collections) :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ext:soft-page-break/>
            <table:table-row>
              <table:table-cell table:style-name="Tableau2.A1" office:value-type="string">
                <text:p text:style-name="P4"><text:span text:style-name="Strong_20_Emphasis"><text:span text:style-name="T2">Table/Collection</text:span></text:span></text:p>
              </table:table-cell>
              <table:table-cell table:style-name="Tableau2.A1" office:value-type="string">
                <text:p text:style-name="P4"><text:span text:style-name="Strong_20_Emphasis"><text:span text:style-name="T2">Champ Clé</text:span></text:span></text:p>
              </table:table-cell>
              <table:table-cell table:style-name="Tableau2.A1" office:value-type="string">
                <text:p text:style-name="P4"><text:span text:style-name="Strong_20_Emphasis"><text:span text:style-name="T2">Description</text:span></text:span></text:p>
              </table:table-cell>
            </table:table-row>
          </table:table-header-rows>
          <table:table-row>
            <table:table-cell table:style-name="Tableau2.A1" office:value-type="string">
              <text:p text:style-name="P8">Users</text:p>
            </table:table-cell>
            <table:table-cell table:style-name="Tableau2.A1" office:value-type="string">
              <text:p text:style-name="P4"><text:span text:style-name="Source_20_Text"><text:span text:style-name="T4">id</text:span></text:span><text:span text:style-name="T2"> (clé primaire)</text:span></text:p>
            </table:table-cell>
            <table:table-cell table:style-name="Tableau2.A1" office:value-type="string">
              <text:p text:style-name="P4"><text:span text:style-name="T2">Stocke les informations d'identification (</text:span><text:span text:style-name="Source_20_Text"><text:span text:style-name="T4">pseudo</text:span></text:span><text:span text:style-name="T2">, </text:span><text:span text:style-name="Source_20_Text"><text:span text:style-name="T4">mot_de_passe_hashé</text:span></text:span><text:span text:style-name="T2">).</text:span></text:p>
            </table:table-cell>
          </table:table-row>
          <table:table-row>
            <table:table-cell table:style-name="Tableau2.A1" office:value-type="string">
              <text:p text:style-name="P8">Scores</text:p>
            </table:table-cell>
            <table:table-cell table:style-name="Tableau2.A1" office:value-type="string">
              <text:p text:style-name="P4"><text:span text:style-name="Source_20_Text"><text:span text:style-name="T4">id</text:span></text:span><text:span text:style-name="T2"> (clé primaire)</text:span></text:p>
            </table:table-cell>
            <table:table-cell table:style-name="Tableau2.A1" office:value-type="string">
              <text:p text:style-name="P6"><text:span text:style-name="Source_20_Text"><text:span text:style-name="T7">user_id</text:span></text:span><text:span text:style-name="T6"> (clé étrangère) : lie le score à l'utilisateur. </text:span></text:p>
              <text:p text:style-name="P6"><text:span text:style-name="Source_20_Text"><text:span text:style-name="T7">date</text:span></text:span><text:span text:style-name="T6"> : le jour du score (pour le suivi quotidien). </text:span></text:p>
              <text:p text:style-name="P6"><text:span text:style-name="Source_20_Text"><text:span text:style-name="T7">longueur_mot</text:span></text:span><text:span text:style-name="T6"> : 6, 7, 8 ou 9. </text:span></text:p>
              <text:p text:style-name="P6"><text:span text:style-name="Source_20_Text"><text:span text:style-name="T7">essais_reussis</text:span></text:span><text:span text:style-name="T6"> : Nombre d'essais pour la réussite. </text:span></text:p>
              <text:p text:style-name="P6"><text:span text:style-name="Source_20_Text"><text:span text:style-name="T7">gagne</text:span></text:span><text:span text:style-name="T6"> : (Booléen) Indique si le mot a été trouvé.</text:span></text:p>
            </table:table-cell>
          </table:table-row>
        </table:table>
        <text:h text:style-name="P12" text:outline-level="2"><text:span text:style-name="T8">3. ⚙️ Mise à Jour de la Logique Serveur (</text:span><text:span text:style-name="Source_20_Text"><text:span text:style-name="T4">server.js</text:span></text:span><text:span text:style-name="T8">)</text:span></text:h>
        <text:p text:style-name="P1">Votre serveur devra désormais gérer l'état quotidien du jeu pour chaque utilisateur.</text:p>
        <text:h text:style-name="P9" text:outline-level="3">A. Route d'Enregistrement du Score</text:h>
        <text:p text:style-name="P13"><text:span text:style-name="T6">Une nouvelle route (ex: </text:span><text:span text:style-name="Source_20_Text"><text:span text:style-name="T4">/api/enregistrer-score</text:span></text:span><text:span text:style-name="T6">) est nécessaire. Elle doit être appelée à la fin de la soumission d'un mot (victoire ou défaite).</text:span></text:p>
        <text:p text:style-name="P14">Logique de cette nouvelle route :</text:p>
        <text:list text:style-name="L2">
          <text:list-item>
            <text:p text:style-name="P15"><text:span text:style-name="T1">Réception :</text:span> Reçoit le Token JWT (identifiant l'utilisateur) et le résultat du jeu (nombre d'essais, longueur du mot, date).</text:p>
          </text:list-item>
          <text:list-item>
            <text:p text:style-name="P16"><text:span text:style-name="T3">Vérification :</text:span><text:span text:style-name="T6"> Le serveur doit vérifier si l'utilisateur a </text:span><text:span text:style-name="T3">déjà joué</text:span><text:span text:style-name="T6"> ce mot (date/longueur) en consultant la table </text:span><text:span text:style-name="Source_20_Text"><text:span text:style-name="T4">Scores</text:span></text:span><text:span text:style-name="T6">. (Ceci remplace la vérification de session simple.)</text:span></text:p>
          </text:list-item>
          <text:list-item>
            <text:p text:style-name="P16"><text:span text:style-name="T3">Enregistrement :</text:span><text:span text:style-name="T6"> Si l'utilisateur n'a pas encore de score pour ce mot/jour/longueur, le nouveau score est inséré dans la table </text:span><text:span text:style-name="Source_20_Text"><text:span text:style-name="T4">Scores</text:span></text:span><text:span text:style-name="T6">.</text:span></text:p>
          </text:list-item>
        </text:list>
        <text:h text:style-name="P9" text:outline-level="3">B. Route d'Accès aux Scores (Tableau de Bord)</text:h>
        <text:p text:style-name="P10">Pour afficher un tableau des scores quotidiens ou globaux :</text:p>
        <text:list text:style-name="L3">
          <text:list-item>
            <text:p text:style-name="P17"><text:span text:style-name="T3">Nouvelle route :</text:span><text:span text:style-name="T6"> </text:span><text:span text:style-name="Source_20_Text"><text:span text:style-name="T4">/api/scores-du-jour</text:span></text:span></text:p>
          </text:list-item>
          <text:list-item>
            <text:p text:style-name="P18"><text:span text:style-name="T1">Logique :</text:span> Récupère les scores des 30 derniers jours, les regroupe par mot, et affiche les meilleurs résultats (ex: l'utilisateur qui a gagné le plus rapidement).</text:p>
          </text:list-item>
        </text:list>
        <text:h text:style-name="P19" text:outline-level="2">📝 <text:span text:style-name="T9">Résumé de l'Implémentation</text:span></text:h>
        <text:p text:style-name="P10">Pour y arriver, vous devriez suivre ces étapes d'implémentation sur votre projet existant :</text:p>
        <text:list text:style-name="L4">
          <text:list-item>
            <text:p text:style-name="P20"><text:span text:style-name="T3">Installer un package d'accès à la BDD</text:span><text:span text:style-name="T6"> (comme </text:span><text:span text:style-name="Source_20_Text"><text:span text:style-name="T4">pg</text:span></text:span><text:span text:style-name="T6"> pour PostgreSQL ou </text:span><text:span text:style-name="Source_20_Text"><text:span text:style-name="T4">mongoose</text:span></text:span><text:span text:style-name="T6"> pour MongoDB) dans votre projet Node.js.</text:span></text:p>
          </text:list-item>
          <text:list-item>
            <text:p text:style-name="P20"><text:span text:style-name="T3">Créer un formulaire de login/pseudo</text:span><text:span text:style-name="T6"> dans </text:span><text:span text:style-name="Source_20_Text"><text:span text:style-name="T4">index.html</text:span></text:span><text:span text:style-name="T6">.</text:span></text:p>
          </text:list-item>
          <text:list-item>
            <text:p text:style-name="P20"><text:span text:style-name="T3">Implémenter la logique d'authentification</text:span><text:span text:style-name="T6"> (avec JWT, par exemple) dans </text:span><text:span text:style-name="Source_20_Text"><text:span text:style-name="T4">server.js</text:span></text:span><text:span text:style-name="T6">.</text:span></text:p>
          </text:list-item>
          <text:list-item>
            <text:p text:style-name="P20"><text:span text:style-name="T3">Modifier </text:span><text:span text:style-name="Source_20_Text"><text:span text:style-name="T7">server.js</text:span></text:span><text:span text:style-name="T6"> pour qu'il utilise les identifiants de l'utilisateur (via le token) et enregistre le score après chaque essai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6:42:14.707087200</meta:creation-date>
    <dc:date>2025-12-10T16:42:26.681196900</dc:date>
    <meta:editing-duration>PT13S</meta:editing-duration>
    <meta:editing-cycles>1</meta:editing-cycles>
    <meta:document-statistic meta:table-count="2" meta:image-count="0" meta:object-count="0" meta:page-count="2" meta:paragraph-count="57" meta:word-count="627" meta:character-count="4025" meta:non-whitespace-character-count="3461"/>
    <meta:generator>LibreOffice/25.8.3.2$Windows_X86_64 LibreOffice_project/8ca8d55c161d602844f5428fa4b58097424e324e</meta:generator>
  </office:meta>
</office:document-meta>
</file>